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tumChe" svg:font-family="DotumChe"/>
    <style:font-face style:name="맑은 고딕1" svg:font-family="'맑은 고딕'" style:font-family-generic="modern" style:font-pitch="variable"/>
    <style:font-face style:name="맑은 고딕" svg:font-family="'맑은 고딕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3.4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3.4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1.45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.4cm"/>
    </style:style>
    <style:style style:name="P1" style:family="paragraph">
      <style:paragraph-properties fo:text-align="center"/>
      <style:text-properties fo:font-size="18pt" style:font-name-asian="맑은 고딕" style:font-size-asian="14pt" style:font-size-complex="18pt"/>
    </style:style>
    <style:style style:name="P2" style:family="paragraph">
      <style:paragraph-properties fo:text-align="center"/>
      <style:text-properties style:font-name="맑은 고딕" fo:font-size="14pt" style:font-name-asian="맑은 고딕" style:font-size-asian="14pt" style:font-size-complex="18pt"/>
    </style:style>
    <style:style style:name="P3" style:family="paragraph">
      <style:paragraph-properties fo:text-align="center"/>
      <style:text-properties style:font-name="맑은 고딕1" fo:font-size="14pt" style:font-name-asian="맑은 고딕1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font-name="맑은 고딕" fo:font-size="14pt" style:font-name-asian="맑은 고딕" style:font-size-asian="14pt" style:font-size-complex="18pt"/>
    </style:style>
    <style:style style:name="P5" style:family="paragraph">
      <loext:graphic-properties draw:fill="solid"/>
      <style:paragraph-properties fo:text-align="center"/>
      <style:text-properties style:font-name="맑은 고딕" fo:font-size="14pt" style:font-name-asian="맑은 고딕" style:font-size-asian="14pt" style:font-size-complex="18pt"/>
    </style:style>
    <style:style style:name="T1" style:family="text">
      <style:text-properties fo:font-size="18pt" style:font-name-asian="맑은 고딕" style:font-size-asian="14pt" style:font-size-complex="18pt"/>
    </style:style>
    <style:style style:name="T2" style:family="text">
      <style:text-properties style:font-name="맑은 고딕" fo:font-size="14pt" style:font-name-asian="맑은 고딕" style:font-size-asian="14pt" style:font-size-complex="18pt"/>
    </style:style>
    <style:style style:name="T3" style:family="text">
      <style:text-properties style:font-name="맑은 고딕" fo:font-size="10pt" style:font-name-asian="맑은 고딕" style:font-size-asian="10pt" style:font-size-complex="1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letter-kerning="true" style:font-name-asian="맑은 고딕" style:font-size-asian="10pt" style:font-style-asian="normal" style:font-weight-asian="normal" style:font-name-complex="DotumCh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맑은 고딕1" fo:font-size="14pt" style:font-name-asian="맑은 고딕1" style:font-size-asian="14pt" style:font-size-complex="14pt"/>
    </style:style>
    <style:style style:name="T6" style:family="text">
      <style:text-properties style:font-name-asian="맑은 고딕" style:font-size-asian="14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맑은 고딕1" fo:font-size="14pt" fo:font-style="normal" fo:text-shadow="none" style:text-underline-style="none" fo:font-weight="normal" style:letter-kerning="true" style:font-name-asian="맑은 고딕1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맑은 고딕1" fo:font-size="10.5pt" style:font-name-asian="맑은 고딕1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xml:id="id2" draw:id="id2" draw:layer="layout" svg:width="3.9cm" svg:height="1.1cm" svg:x="5.5cm" svg:y="3.3cm">
          <text:p text:style-name="P1"><text:span text:style-name="T1">입력 클릭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9cm" svg:height="2.1cm" svg:x="5.5cm" svg:y="5.1cm">
          <text:p text:style-name="P2"><text:span text:style-name="T2">로컬의 </text:span><text:span text:style-name="T2">IP</text:span><text:span text:style-name="T2">목록을</text:span></text:p>
          <text:p text:style-name="P2"><text:span text:style-name="T2">iplist</text:span><text:span text:style-name="T2">에저장</text:span></text:p>
          <text:p text:style-name="P2"><text:span text:style-name="T3">IPList.</text:span><text:span text:style-name="T4">GetLocalIPs(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3.9cm" svg:height="1.1cm" svg:x="5.5cm" svg:y="1.2cm">
          <text:p text:style-name="P3"><text:span text:style-name="T5">감시할 </text:span><text:span text:style-name="T5">Ip </text:span><text:span text:style-name="T5">입력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9cm" svg:height="1.6cm" svg:x="5.5cm" svg:y="8.2cm">
          <text:p text:style-name="P4"><text:span text:style-name="T5">감시할 </text:span><text:span text:style-name="T5">ip</text:span><text:span text:style-name="T5">와</text:span></text:p>
          <text:p text:style-name="P2"><text:span text:style-name="T5">iplist</text:span><text:span text:style-name="T5">를 비교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5" draw:layer="layout" draw:type="line" svg:x1="7.45cm" svg:y1="2.3cm" svg:x2="7.45cm" svg:y2="3.3cm" draw:start-shape="id1" draw:start-glue-point="2" draw:end-shape="id2" draw:end-glue-point="0" svg:d="M7450 2300v1000" svg:viewBox="0 0 1 1001">
          <text:p/>
        </draw:connector>
        <draw:connector draw:style-name="gr4" draw:text-style-name="P5" draw:layer="layout" draw:type="line" svg:x1="7.45cm" svg:y1="4.4cm" svg:x2="7.45cm" svg:y2="5.1cm" draw:start-shape="id2" draw:start-glue-point="2" draw:end-shape="id3" draw:end-glue-point="0" svg:d="M7450 4400v700" svg:viewBox="0 0 1 701">
          <text:p/>
        </draw:connector>
        <draw:connector draw:style-name="gr4" draw:text-style-name="P5" draw:layer="layout" draw:type="line" svg:x1="7.45cm" svg:y1="7.2cm" svg:x2="7.45cm" svg:y2="8.2cm" draw:start-shape="id3" draw:start-glue-point="2" draw:end-shape="id4" draw:end-glue-point="4" svg:d="M7450 7200v1000" svg:viewBox="0 0 1 1001">
          <text:p/>
        </draw:connector>
        <draw:custom-shape draw:style-name="gr1" draw:text-style-name="P2" xml:id="id5" draw:id="id5" draw:layer="layout" svg:width="3.9cm" svg:height="1.1cm" svg:x="12.5cm" svg:y="8.5cm">
          <text:p text:style-name="P2"><text:span text:style-name="T6">1</text:span><text:span text:style-name="T6">분 </text:span><text:span text:style-name="T6">Tim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.4cm" svg:y1="9cm" svg:x2="12.5cm" svg:y2="9.05cm" draw:start-shape="id4" draw:start-glue-point="7" draw:end-shape="id5" draw:end-glue-point="3" svg:d="M9400 9000l3100 50" svg:viewBox="0 0 3101 51">
          <text:p text:style-name="P2">같으면</text:p>
          <text:p text:style-name="P2"/>
        </draw:connector>
        <draw:connector draw:style-name="gr4" draw:text-style-name="P5" draw:layer="layout" svg:x1="14.45cm" svg:y1="8.5cm" svg:x2="9.4cm" svg:y2="6.15cm" draw:start-shape="id5" draw:start-glue-point="0" draw:end-shape="id3" draw:end-glue-point="1" svg:d="M14450 8500v-2350h-5050" svg:viewBox="0 0 5051 2351">
          <text:p/>
        </draw:connector>
        <draw:custom-shape draw:style-name="gr6" draw:text-style-name="P3" xml:id="id6" draw:id="id6" draw:layer="layout" svg:width="3.9cm" svg:height="2.5cm" svg:x="5.5cm" svg:y="11.3cm">
          <text:p text:style-name="P3"><text:span text:style-name="T5">CMD</text:span><text:span text:style-name="T5">로 </text:span><text:span text:style-name="T5">PC </text:span><text:span text:style-name="T5">종료</text:span></text:p>
          <text:p text:style-name="P3"><text:span text:style-name="T5">Shutdown -f -s</text:span></text:p>
          <text:p text:style-name="P3"><text:span text:style-name="T7">(</text:span><text:span text:style-name="T8">수정가능</text:span><text:span text:style-name="T5">)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.45cm" svg:y1="9.8cm" svg:x2="7.45cm" svg:y2="11.3cm" draw:start-shape="id4" draw:start-glue-point="6" draw:end-shape="id6" draw:end-glue-point="0" svg:d="M7450 9800v1500" svg:viewBox="0 0 1 1501">
          <text:p text:style-name="P2"><text:tab/><text:tab/>다르면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tumChe" svg:font-family="DotumChe"/>
    <style:font-face style:name="맑은 고딕1" svg:font-family="'맑은 고딕'" style:font-family-generic="modern" style:font-pitch="variable"/>
    <style:font-face style:name="맑은 고딕" svg:font-family="'맑은 고딕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16:05:17.307000000</meta:creation-date>
    <dc:date>2019-05-12T16:33:12.286000000</dc:date>
    <meta:editing-duration>PT6M13S</meta:editing-duration>
    <meta:editing-cycles>2</meta:editing-cycles>
    <meta:generator>LibreOffice/6.2.2.2$Windows_X86_64 LibreOffice_project/2b840030fec2aae0fd2658d8d4f9548af4e3518d</meta:generator>
    <meta:document-statistic meta:object-count="12"/>
  </office:meta>
</office:document-meta>
</file>